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>
      <style:text-properties fo:font-size="12pt" style:font-name-asian="Consolas" style:font-size-asian="12pt" style:font-size-complex="12pt"/>
    </style: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18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1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20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21" style:family="table-cell" style:parent-style-name="Default">
      <style:text-properties fo:font-size="12pt" style:font-name-asian="Consolas" style:font-size-asian="12pt" style:font-size-complex="12pt"/>
    </style:style>
    <style:style style:name="ce22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C#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0T23:17:24" calcext:value-type="date">
            <text:p>2022-06-20 23:17:24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style-name="ce22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配列とコレクション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3T23:17:24" calcext:value-type="date">
            <text:p>2022-06-23 23:17:24</text:p>
          </table:table-cell>
          <table:table-cell table:style-name="ce22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4T23:17:24" calcext:value-type="date">
            <text:p>2022-06-24 23:17:24</text:p>
          </table:table-cell>
          <table:table-cell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基礎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5T23:17:24" calcext:value-type="date">
            <text:p>2022-06-25 23:17:24</text:p>
          </table:table-cell>
          <table:table-cell table:style-name="ce22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table:style-name="ce21" office:value-type="string" calcext:value-type="string">
            <text:p>クラス応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例外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フォームアプリ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ツー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イベント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0T23:17:24" calcext:value-type="date">
            <text:p>2022-06-20 23:17:24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プログラム実行環境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アセンブリ・コマンドライン引数・終了コード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コンパイル制御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013・0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名前空間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0T23:17:24" calcext:value-type="date">
            <text:p>2022-06-20 23:17:24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クラス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style-name="ce22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ラムダ式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4T23:17:24" calcext:value-type="date">
            <text:p>2022-06-24 23:17:24</text:p>
          </table:table-cell>
          <table:table-cell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LINQ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5T23:17:24" calcext:value-type="date">
            <text:p>2022-06-25 23:17:24</text:p>
          </table:table-cell>
          <table:table-cell table:style-name="ce22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スレッドの基本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webサーバの仕組み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TcpListen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HttpListener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0T23:17:24" calcext:value-type="date">
            <text:p>2022-06-20 23:17:24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HTTPS通信化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非同期処理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データベース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データベース接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の実行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0T23:17:24" calcext:value-type="date">
            <text:p>2022-06-20 23:17:24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2-06-21T23:17:24" calcext:value-type="date">
            <text:p>2022-06-21 23:17:24</text:p>
          </table:table-cell>
          <table:table-cell table:style-name="ce22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HTTPクライアン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認証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2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1">
        <table:table-column table:style-name="co1" table:default-cell-style-name="ce18"/>
        <table:table-column table:style-name="co7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ソリューションとプロジェク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24" office:value-type="string" calcext:value-type="string">
            <text:p>プロジェクト設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外部パッケージの使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プログラム要素の構成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実際に作ってみよう♪(part1)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1">
        <table:table-column table:style-name="co1" table:default-cell-style-name="ce18"/>
        <table:table-column table:style-name="co7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7" office:value-type="string" calcext:value-type="string">
            <text:p>subject_page</text:p>
          </table:table-cell>
          <table:table-cell table:style-name="ce19" office:value-type="string" calcext:value-type="string">
            <text:p>page_name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rgdt</text:p>
          </table:table-cell>
          <table:table-cell table:style-name="ce23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table:style-name="ce24" office:value-type="string" calcext:value-type="string">
            <text:p>roslynとは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24" office:value-type="string" calcext:value-type="string">
            <text:p>コンパイル工程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24" office:value-type="string" calcext:value-type="string">
            <text:p>トークン・ノード・シンボ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24" office:value-type="string" calcext:value-type="string">
            <text:p>構文解析の手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構文ツリーの探索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構文ノード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SemanticMode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セマンティックモデルの活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2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8-18T20:58:17.722000000</dc:date>
    <meta:editing-duration>PT21H32M3S</meta:editing-duration>
    <meta:editing-cycles>21</meta:editing-cycles>
    <meta:generator>LibreOffice/7.3.4.2$Windows_X86_64 LibreOffice_project/728fec16bd5f605073805c3c9e7c4212a0120dc5</meta:generator>
    <meta:document-statistic meta:table-count="8" meta:cell-count="287" meta:object-count="0"/>
  </office:meta>
</office:document-meta>
</file>